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6cm" svg:stroke-color="#0000ff" draw:marker-start-width="1.249cm" draw:marker-end-width="1.249cm" svg:stroke-opacity="40%" draw:stroke-linejoin="bevel" draw:fill="none" draw:textarea-horizontal-align="center" draw:textarea-vertical-align="middle" fo:padding-top="0.296cm" fo:padding-bottom="0.296cm" fo:padding-left="0.296cm" fo:padding-right="0.29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1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path draw:name="Bézier curve 1" draw:style-name="gr1" draw:text-style-name="P1" draw:layer="layout" svg:width="7.999cm" svg:height="3.999cm" svg:x="8cm" svg:y="6cm" svg:viewBox="0 0 8000 4000" svg:d="M972 1726c-4277-3227 6942-1371 7028 1027l-4084 1247z">
          <text:p/>
        </draw:path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Default" style:page-layout-name="PM1" draw:style-name="Mdp1">
      <draw:frame presentation:style-name="Default-title" draw:layer="backgroundobjects" svg:width="21.599cm" svg:height="2.671cm" svg:x="1.2cm" svg:y="0.637cm" presentation:class="title" presentation:placeholder="true">
        <draw:text-box/>
      </draw:frame>
      <draw:frame presentation:style-name="Default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gina Henschel</meta:initial-creator>
    <meta:creation-date>2021-08-12T14:23:21.743000000</meta:creation-date>
    <dc:date>2021-08-12T14:30:36.819000000</dc:date>
    <dc:creator>Regina Henschel</dc:creator>
    <meta:editing-duration>PT7M18S</meta:editing-duration>
    <meta:editing-cycles>2</meta:editing-cycles>
    <meta:generator>B2020/7.3.0.0.alpha0$Windows_X86_64 LibreOffice_project/4db18506b43a63af36767d609a762f8d2e3b7634</meta:generator>
    <meta:document-statistic meta:object-count="8"/>
  </office:meta>
</office:document-meta>
</file>